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de6" officeooo:paragraph-rsid="0012cde6"/>
    </style:style>
    <style:style style:name="P2" style:family="paragraph" style:parent-style-name="Standard" style:list-style-name="L1">
      <style:text-properties officeooo:rsid="0012cde6" officeooo:paragraph-rsid="0012cde6"/>
    </style:style>
    <style:style style:name="P3" style:family="paragraph" style:parent-style-name="Standard">
      <style:paragraph-properties fo:text-align="center" style:justify-single-word="false"/>
      <style:text-properties officeooo:rsid="0012cde6" officeooo:paragraph-rsid="0012cde6"/>
    </style:style>
    <style:style style:name="P4" style:family="paragraph" style:parent-style-name="Standard" style:list-style-name="L2">
      <style:text-properties officeooo:rsid="00163383" officeooo:paragraph-rsid="00163383"/>
    </style:style>
    <style:style style:name="T1" style:family="text">
      <style:text-properties officeooo:rsid="001633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goDB</text:p>
      <text:p text:style-name="P1"/>
      <text:p text:style-name="P1"/>
      <text:list xml:id="list2792525210" text:style-name="L1">
        <text:list-item>
          <text:p text:style-name="P2">Introduction</text:p>
        </text:list-item>
        <text:list-item>
          <text:p text:style-name="P2">Installation 4.014</text:p>
        </text:list-item>
        <text:list-item>
          <text:p text:style-name="P2">Mongo shell</text:p>
        </text:list-item>
        <text:list-item>
          <text:p text:style-name="P2">CRUD operations</text:p>
        </text:list-item>
        <text:list-item>
          <text:p text:style-name="P2">Aggregation</text:p>
        </text:list-item>
        <text:list-item>
          <text:p text:style-name="P2">Data models</text:p>
        </text:list-item>
      </text:list>
      <text:p text:style-name="P1"/>
      <text:p text:style-name="P1"/>
      <text:p text:style-name="P1"/>
      <text:list xml:id="list1968136169" text:style-name="L2">
        <text:list-item>
          <text:p text:style-name="P4">Database is regular database.</text:p>
        </text:list-item>
        <text:list-item>
          <text:p text:style-name="P4">Table is collection.</text:p>
        </text:list-item>
        <text:list-item>
          <text:p text:style-name="P4">Row is document.</text:p>
        </text:list-item>
        <text:list-item>
          <text:p text:style-name="P4">Documents are objec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0:21:11.107236193</meta:creation-date>
    <dc:date>2018-12-20T12:57:10.210256848</dc:date>
    <meta:editing-duration>PT2H36M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34" meta:character-count="182" meta:non-whitespace-character-count="169"/>
  </office:meta>
</office:document-meta>
</file>